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85" style:parent-style-name="Graphics">
      <style:graphic-properties draw:fill="none" fo:clip="rect(0in, -0.00006in, 0.81322in, 0in)" draw:stroke="none"/>
    </style:style>
    <style:style style:family="text" style:name="a3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1.1508in, -0.00011in, -0.00015in,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.00167in" svg:y="0in" svg:width="13.33in" svg:height="7.5in" draw:id="id63" draw:style-name="a383" draw:name="Rectangle 1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Image 6" svg:x="0.00002in" svg:y="0.00001in" svg:width="6.66664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65" draw:style-name="a385" draw:name="Image 4" svg:x="6.66667in" svg:y="0.00001in" svg:width="6.66667in" svg:height="7.49999in" style:rel-width="scale" style:rel-height="scale">
          <draw:image xlink:href="media/image2.jpeg" xlink:type="simple" xlink:show="embed" xlink:actuate="onLoad"/>
          <svg:title/>
          <svg:desc/>
        </draw:frame>
        <draw:custom-shape svg:x="0.24444in" svg:y="0in" svg:width="2.13333in" svg:height="0.65556in" draw:id="id66" draw:style-name="a389" draw:name="Rectangle : coins arrondis 7">
          <svg:title/>
          <svg:desc/>
          <text:p text:style-name="a388" text:class-names="" text:cond-style-name=""><text:span text:style-name="a386" text:class-names="">AVANT</text:span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90944in" svg:y="0in" svg:width="2.13333in" svg:height="0.65556in" draw:id="id67" draw:style-name="a393" draw:name="Rectangle : coins arrondis 8">
          <svg:title/>
          <svg:desc/>
          <text:p text:style-name="a392" text:class-names="" text:cond-style-name=""><text:span text:style-name="a390" text:class-names="">APRÈS</text:span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UBLE Inaia</meta:initial-creator>
    <dc:creator>DUBLE Inaia</dc:creator>
    <meta:creation-date>2026-05-03T16:58:05Z</meta:creation-date>
    <dc:date>2026-05-03T17:01:20Z</dc:date>
    <meta:editing-cycles>1</meta:editing-cycles>
    <meta:editing-duration>PT195S</meta:editing-duration>
    <meta:document-statistic meta:paragraph-count="2" meta:word-count="2"/>
  </office:meta>
</office:document-meta>
</file>